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in"/>
      <style:text-properties style:font-name-complex="Calibri" fo:font-size="9pt" style:font-size-asian="9pt" style:font-size-complex="9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  <style:text-properties fo:font-style="italic" style:font-style-asian="italic" fo:font-size="16pt" style:font-size-asian="16pt"/>
    </style:style>
    <style:style style:name="P4" style:parent-style-name="Normal" style:family="paragraph">
      <style:paragraph-properties fo:margin-bottom="0in"/>
      <style:text-properties style:font-name-complex="Calibri" fo:font-size="9pt" style:font-size-asian="9pt" style:font-size-complex="9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margin-bottom="0in"/>
      <style:text-properties style:font-name-complex="Calibri" fo:font-size="9pt" style:font-size-asian="9pt" style:font-size-complex="9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text-align="center"/>
      <style:text-properties fo:font-size="16pt" style:font-size-asian="16pt"/>
    </style:style>
    <style:style style:name="P7" style:parent-style-name="Normal" style:family="paragraph">
      <style:paragraph-properties fo:margin-bottom="0in"/>
      <style:text-properties style:font-name-complex="Calibri" fo:font-size="9pt" style:font-size-asian="9pt" style:font-size-complex="9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text-align="center"/>
      <style:text-properties fo:font-size="16pt" style:font-size-asian="16pt"/>
    </style:style>
    <style:style style:name="P10" style:parent-style-name="Normal" style:family="paragraph">
      <style:paragraph-properties fo:text-align="center"/>
      <style:text-properties fo:font-size="16pt" style:font-size-asian="16pt"/>
    </style:style>
    <style:style style:family="graphic" style:name="a1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connector draw:type="line" svg:x1="4.4375in" svg:y1="2.02083in" svg:x2="4.4375in" svg:y2="1.60417in" draw:z-index="251685888" draw:id="id0" draw:style-name="a0" draw:name="Straight Connector 22" text:anchor-type="paragraph"><svg:title/><svg:desc/></draw:connector><draw:connector draw:type="line" svg:x1="3.07292in" svg:y1="6.70347in" svg:x2="6.98958in" svg:y2="6.70833in" draw:z-index="251683840" draw:id="id1" draw:style-name="a1" draw:name="Straight Connector 21" text:anchor-type="paragraph"><svg:title/><svg:desc/></draw:connector><draw:connector draw:type="line" svg:x1="6.98958in" svg:y1="0.85417in" svg:x2="6.9375in" svg:y2="6.70347in" draw:z-index="251681792" draw:id="id2" draw:style-name="a2" draw:name="Straight Connector 20" text:anchor-type="paragraph"><svg:title/><svg:desc/></draw:connector><draw:connector draw:type="line" svg:x1="2.60417in" svg:y1="2.58333in" svg:x2="3.38542in" svg:y2="2.58333in" draw:z-index="251680768" draw:id="id3" draw:style-name="a3" draw:name="Straight Connector 19" text:anchor-type="paragraph"><svg:title/><svg:desc/></draw:connector><draw:connector draw:type="line" svg:x1="6.20833in" svg:y1="0.85417in" svg:x2="6.98958in" svg:y2="0.85417in" draw:z-index="251676672" draw:id="id4" draw:style-name="a4" draw:name="Straight Connector 17" text:anchor-type="paragraph"><svg:title/><svg:desc/></draw:connector><draw:custom-shape svg:x="0.46875in" svg:y="6.70833in" svg:width="2.60417in" svg:height="0.40625in" draw:z-index="251674624" draw:id="id5" draw:style-name="a5" draw:name="Rectangle 15" text:anchor-type="paragraph"><svg:title/><svg:desc/><text:p text:style-name="P2"/><draw:enhanced-geometry draw:type="non-primitive" svg:viewBox="0 0 21600 21600" draw:enhanced-path="M 0 0 L 21600 0 21600 21600 0 21600 Z N"/></draw:custom-shape><draw:frame draw:z-index="251675648" draw:id="id6" draw:style-name="a6" draw:name="Text Box 16" text:anchor-type="paragraph" svg:x="0.52083in" svg:y="6.70833in" svg:width="2.47917in" svg:height="0.40625in" style:rel-width="scale" style:rel-height="scale"><draw:text-box><text:p text:style-name="Normal">+ Calculate(): double</text:p><text:p text:style-name="Normal"><text:s text:c="4"/></text:p></draw:text-box><svg:title/><svg:desc/></draw:frame><draw:custom-shape svg:x="0.46875in" svg:y="6.37986in" svg:width="2.60417in" svg:height="0.32847in" draw:z-index="251673600" draw:id="id7" draw:style-name="a7" draw:name="Rectangle 14" text:anchor-type="paragraph"><svg:title/><svg:desc/><text:p text:style-name="P3">Calculate</text:p><draw:enhanced-geometry draw:type="non-primitive" svg:viewBox="0 0 21600 21600" draw:enhanced-path="M 0 0 L 21600 0 21600 21600 0 21600 Z N"/></draw:custom-shape><draw:custom-shape svg:x="3.375in" svg:y="2.35417in" svg:width="2.60417in" svg:height="3.20833in" draw:z-index="251670528" draw:id="id8" draw:style-name="a8" draw:name="Rectangle 13" text:anchor-type="paragraph"><svg:title/><svg:desc/><text:p text:style-name="P4"/><draw:enhanced-geometry draw:type="non-primitive" svg:viewBox="0 0 21600 21600" draw:enhanced-path="M 0 0 L 21600 0 21600 21600 0 21600 Z N"/></draw:custom-shape><draw:frame draw:z-index="251671552" draw:id="id9" draw:style-name="a9" draw:name="Text Box 10" text:anchor-type="paragraph" svg:x="3.42708in" svg:y="2.35417in" svg:width="2.47917in" svg:height="3.10417in" style:rel-width="scale" style:rel-height="scale"><draw:text-box><text:p text:style-name="Normal">-<text:s/>number:<text:s/>ArrayList&lt;Double&gt;<text:s/></text:p><text:p text:style-name="Normal">-<text:s/>operator:ArrayList&lt;String&gt;<text:s/></text:p><text:p text:style-name="Normal">-<text:s/>equation:<text:s/>String</text:p><text:p text:style-name="Normal">-<text:s/>equation:<text:s/>resultAsString</text:p><text:p text:style-name="Normal">-<text:s/>result:double</text:p><text:p text:style-name="Normal">_ _ _ _ _ _ _ _ _ _ _ _ _ _ _ _ _ _<text:s/></text:p><text:p text:style-name="Normal">+<text:s/>toString():String</text:p><text:p text:style-name="Normal">+<text:s/>getResultAsString<text:s/>():String</text:p><text:p text:style-name="Normal">+ numberReturn():ArrayList&lt;String&gt;</text:p><text:p text:style-name="Normal">+ Calculate(): double</text:p><text:p text:style-name="Normal"><text:s text:c="4"/></text:p></draw:text-box><svg:title/><svg:desc/></draw:frame><draw:custom-shape svg:x="0in" svg:y="0.32292in" svg:width="2.60417in" svg:height="4.82292in" draw:z-index="251660288" draw:id="id10" draw:style-name="a10" draw:name="Rectangle 12" text:anchor-type="paragraph"><svg:title/><svg:desc/><text:p text:style-name="P5"/><draw:enhanced-geometry draw:type="non-primitive" svg:viewBox="0 0 21600 21600" draw:enhanced-path="M 0 0 L 21600 0 21600 21600 0 21600 Z N"/></draw:custom-shape><draw:frame draw:z-index="251661312" draw:id="id11" draw:style-name="a11" draw:name="Text Box 5" text:anchor-type="paragraph" svg:x="0.05208in" svg:y="0.33333in" svg:width="2.47917in" svg:height="4.8125in" style:rel-width="scale" style:rel-height="scale"><draw:text-box><text:p text:style-name="Normal">+operator:String <text:s/></text:p><text:p text:style-name="Normal">+resultField:JTextArea</text:p><text:p text:style-name="Normal">+c: GridBagConstraints</text:p><text:p text:style-name="Normal">+tf: GridBagConstraints</text:p><text:p text:style-name="Normal">+calculayout:JPanel</text:p><text:p text:style-name="Normal">+ equalsButton: calculatorButton <text:s text:c="3"/></text:p><text:p text:style-name="Normal">+dotButton:calculatorButton</text:p><text:p text:style-name="Normal">+ historyField :JTextArea<text:s/></text:p><text:p text:style-name="Normal">+<text:s/>operatorButton:<text:s/>calculatorButton</text:p><text:p text:style-name="Normal">+numberButton:<text:s/>calculatorButton</text:p><text:p text:style-name="Normal"/><text:p text:style-name="Normal">_ _ _ _ _ _ _ _ _ _ _ _ _ _ _ _ _ _<text:s/></text:p><text:p text:style-name="Normal">+<text:s/>Calculator()</text:p><text:p text:style-name="Normal">+<text:s/>isValidEquation():boolean</text:p><text:p text:style-name="Normal">+<text:s/>open():ArrayList&lt;Equation&gt;</text:p><text:p text:style-name="Normal"><text:s text:c="4"/></text:p></draw:text-box><svg:title/><svg:desc/></draw:frame><draw:custom-shape svg:x="3.375in" svg:y="2.02083in" svg:width="2.60417in" svg:height="0.32847in" draw:z-index="251667456" draw:id="id12" draw:style-name="a12" draw:name="Rectangle 9" text:anchor-type="paragraph"><svg:title/><svg:desc/><text:p text:style-name="P6">Equation<text:s/></text:p><draw:enhanced-geometry draw:type="non-primitive" svg:viewBox="0 0 21600 21600" draw:enhanced-path="M 0 0 L 21600 0 21600 21600 0 21600 Z N"/></draw:custom-shape><draw:custom-shape svg:x="3.60417in" svg:y="0.47917in" svg:width="2.60417in" svg:height="1.125in" draw:z-index="251664384" draw:id="id13" draw:style-name="a13" draw:name="Rectangle 7" text:anchor-type="paragraph"><svg:title/><svg:desc/><text:p text:style-name="P7"/><draw:enhanced-geometry draw:type="non-primitive" svg:viewBox="0 0 21600 21600" draw:enhanced-path="M 0 0 L 21600 0 21600 21600 0 21600 Z N"/></draw:custom-shape><draw:frame draw:z-index="251665408" draw:id="id14" draw:style-name="a14" draw:name="Text Box 8" text:anchor-type="paragraph" svg:x="3.65625in" svg:y="0.57292in" svg:width="2.55208in" svg:height="1.08333in" style:rel-width="scale" style:rel-height="scale"><draw:text-box><text:p text:style-name="Normal">+<text:s/><text:span text:style-name="T8">saveEquation</text:span>:<text:s/>ArrayList&lt;Equation&gt;</text:p><text:p text:style-name="Normal"><text:s text:c="3"/>_ _ _ _ _ _ _ _ _ _ _ _ _ _ _ _ _<text:s/></text:p><text:p text:style-name="Normal">+<text:s/>save()</text:p><text:p text:style-name="Normal"><text:s text:c="4"/></text:p></draw:text-box><svg:title/><svg:desc/></draw:frame><draw:custom-shape svg:x="3.60417in" svg:y="0.16111in" svg:width="2.60417in" svg:height="0.32847in" draw:z-index="251663360" draw:id="id15" draw:style-name="a15" draw:name="Rectangle 6" text:anchor-type="paragraph"><svg:title/><svg:desc/><text:p text:style-name="P9">CalculatorDriver<text:s/></text:p><draw:enhanced-geometry draw:type="non-primitive" svg:viewBox="0 0 21600 21600" draw:enhanced-path="M 0 0 L 21600 0 21600 21600 0 21600 Z N"/></draw:custom-shape><draw:custom-shape svg:x="0in" svg:y="0in" svg:width="2.60417in" svg:height="0.32847in" draw:z-index="251659264" draw:id="id16" draw:style-name="a16" draw:name="Rectangle 11" text:anchor-type="paragraph"><svg:title/><svg:desc/><text:p text:style-name="P10">Calculator<text:s/></text:p><draw:enhanced-geometry draw:type="non-primitive" svg:viewBox="0 0 21600 21600" draw:enhanced-path="M 0 0 L 21600 0 21600 21600 0 21600 Z N"/></draw:custom-shape>A<draw:connector draw:type="line" svg:x1="0in" svg:y1="0in" svg:x2="0.78125in" svg:y2="0in" draw:z-index="251678720" draw:id="id17" draw:style-name="a17" draw:name="Straight Connector 18" text:anchor-type="paragraph"><svg:title/><svg:desc/></draw:connector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rraig Mc Nulty</meta:initial-creator>
    <dc:creator>Carraig Mc Nulty</dc:creator>
    <meta:creation-date>2018-11-27T22:16:00Z</meta:creation-date>
    <dc:date>2018-11-27T23:23:00Z</dc:date>
    <meta:template xlink:href="Normal" xlink:type="simple"/>
    <meta:editing-cycles>1</meta:editing-cycles>
    <meta:editing-duration>PT3900S</meta:editing-duration>
    <meta:document-statistic meta:page-count="1" meta:paragraph-count="1" meta:word-count="2" meta:character-count="19" meta:row-count="1" meta:non-whitespace-character-count="18"/>
  </office:meta>
</office:document-meta>
</file>